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9528" calcext:value-type="float">
            <text:p>86.1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7952" calcext:value-type="float">
            <text:p>80.3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201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2017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201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201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201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201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201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3048" calcext:value-type="float">
            <text:p>53.3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8</text:p>
          </table:table-cell>
          <table:table-cell office:value-type="string" calcext:value-type="string">
            <text:p>201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0232" calcext:value-type="float">
            <text:p>52.9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